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weight="bold" officeooo:rsid="0018efb2" officeooo:paragraph-rsid="0018efb2"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efb2" officeooo:paragraph-rsid="0018efb2"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8efb2" officeooo:paragraph-rsid="0018efb2"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a4c9a" officeooo:paragraph-rsid="001a4c9a" style:font-weight-asian="bold" style:font-weight-complex="bold"/>
    </style:style>
    <style:style style:name="P6" style:family="paragraph" style:parent-style-name="Standard">
      <style:paragraph-properties fo:text-align="start" style:justify-single-word="false"/>
      <style:text-properties officeooo:paragraph-rsid="001a4c9a"/>
    </style:style>
    <style:style style:name="P7" style:family="paragraph" style:parent-style-name="Text_20_body">
      <style:paragraph-properties fo:text-align="start" style:justify-single-word="false"/>
      <style:text-properties officeooo:paragraph-rsid="001a4c9a"/>
    </style:style>
    <style:style style:name="P8" style:family="paragraph" style:parent-style-name="Text_20_body">
      <style:text-properties officeooo:paragraph-rsid="001be44f"/>
    </style:style>
    <style:style style:name="P9" style:family="paragraph" style:parent-style-name="Standard">
      <style:paragraph-properties fo:text-align="start" style:justify-single-word="false"/>
      <style:text-properties style:text-underline-style="none" fo:font-weight="normal" officeooo:rsid="0018efb2" officeooo:paragraph-rsid="0018efb2"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a4c9a" officeooo:paragraph-rsid="001a4c9a" style:font-weight-asian="normal" style:font-weight-complex="normal"/>
    </style:style>
    <style:style style:name="P11" style:family="paragraph" style:parent-style-name="Standard">
      <style:paragraph-properties fo:text-align="start" style:justify-single-word="false"/>
      <style:text-properties officeooo:paragraph-rsid="001a4c9a"/>
    </style:style>
    <style:style style:name="P12" style:family="paragraph" style:parent-style-name="Text_20_body" style:list-style-name="L1">
      <style:text-properties officeooo:paragraph-rsid="001be44f"/>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paragraph-properties fo:text-align="start" style:justify-single-word="false"/>
      <style:text-properties officeooo:paragraph-rsid="001d27bf"/>
    </style:style>
    <style:style style:name="P17" style:family="paragraph" style:parent-style-name="Text_20_body">
      <style:paragraph-properties fo:text-align="start" style:justify-single-word="false"/>
      <style:text-properties fo:font-weight="bold" officeooo:paragraph-rsid="001a4c9a" style:font-weight-asian="bold" style:font-weight-complex="bold"/>
    </style:style>
    <style:style style:name="P18"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none" fo:font-weight="bold" officeooo:rsid="001a4c9a" style:font-weight-asian="bold" style:font-weight-complex="bold"/>
    </style:style>
    <style:style style:name="T4" style:family="text">
      <style:text-properties style:text-underline-style="none" fo:font-weight="normal" officeooo:rsid="0018efb2" style:font-weight-asian="normal" style:font-weight-complex="normal"/>
    </style:style>
    <style:style style:name="T5" style:family="text">
      <style:text-properties officeooo:rsid="001be44f"/>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text:span text:style-name="T2">Priyanshu Ranjan</text:span></text:p>
      <text:p text:style-name="P1">REG NO.: <text:span text:style-name="T1">210905100</text:span></text:p>
      <text:p text:style-name="P3">LAB 4</text:p>
      <text:p text:style-name="P3"/>
      <text:p text:style-name="P4">1.While tcpdump host your_host is running in one command window, run ping 127.0.0.1 from</text:p>
      <text:p text:style-name="P4">another command window. From the ping output, is the 127.0.0.1 interface on? Can you see any</text:p>
      <text:p text:style-name="P4">ICMP message sent from your host in the tcpdump output? Why?</text:p>
      <text:p text:style-name="P4">--&gt; <text:span text:style-name="T1">Terminal 1: </text:span></text:p>
      <text:p text:style-name="P9">sudo tcpdump host 172.16.58.116</text:p>
      <text:p text:style-name="P9">Terminal 2:</text:p>
      <text:p text:style-name="P9">ping 127.0.0.1</text:p>
      <text:p text:style-name="P10">No, can’t see ICMP message.</text:p>
      <text:p text:style-name="P10"/>
      <text:p text:style-name="P5">2. While tcpdump host your_host is running to capture traffic from your machine, execute telnet</text:p>
      <text:p text:style-name="P5">128.238.66.200. Note there is no host with this IP address in the current configuration of the lab</text:p>
      <text:p text:style-name="P5">network. Save the tcpdump output of the first few packets for the lab report. After getting the</text:p>
      <text:p text:style-name="P5">necessary output, terminate the telnet session. From the saved tcpdump output, describe how the</text:p>
      <text:p text:style-name="P5">ARP timeout and retransmission were performed. How many attempts were made to resolve a</text:p>
      <text:p text:style-name="P5">non-existing IP address?</text:p>
      <text:p text:style-name="P6"><text:span text:style-name="T3">--&gt; </text:span><text:span text:style-name="T1">sudo tcpdump host </text:span><text:span text:style-name="T4">172.16.58.116</text:span><text:span text:style-name="T1"> -v</text:span></text:p>
      <text:p text:style-name="P6"/>
      <text:p text:style-name="P6">tcpdump: listening on enp3s0, link-type EN10MB (Ethernet), snapshot length 262144 bytes</text:p>
      <text:p text:style-name="P6">16:03:44.029807 IP (tos 0x0, ttl 64, id 50853, offset 0, flags [DF], proto TCP (6), length 121)</text:p>
      <text:p text:style-name="P6"><text:s text:c="4"/>dblab-cp17.40276 &gt; ec2-3-75-232-66.eu-central-1.compute.amazonaws.com.https: Flags [P.], cksum 0xd27d (incorrect -&gt; 0xa9ab), seq 3268467780:3268467849, ack 3482599171, win 501, options [nop,nop,TS val 2485493793 ecr 4032083372], length 69</text:p>
      <text:p text:style-name="P6">16:03:44.029853 IP (tos 0x0, ttl 64, id 50854, offset 0, flags [DF], proto TCP (6), length 252)</text:p>
      <text:p text:style-name="P6"><text:s text:c="4"/>dblab-cp17.40276 &gt; ec2-3-75-232-66.eu-central-1.compute.amazonaws.com.https: Flags [P.], cksum 0xd300 (incorrect -&gt; 0xb4b2), seq 69:269, ack 1, win 501, options [nop,nop,TS val 2485493794 ecr 4032083372], length 200</text:p>
      <text:p text:style-name="P6">16:03:44.123668 IP (tos 0x0, ttl 64, id 41649, offset 0, flags [none], proto UDP (17), length 83)</text:p>
      <text:p text:style-name="P6"><text:s text:c="4"/>dblab-cp17.37460 &gt; 172.16.19.202.domain: 9066+ [1au] PTR? 116.58.16.172.in-addr.arpa. (55)</text:p>
      <text:p text:style-name="P6">16:03:44.123942 IP (tos 0x0, ttl 127, id 54778, offset 0, flags [none], proto UDP (17), length 160)</text:p>
      <text:p text:style-name="P6"><text:s text:c="4"/>172.16.19.202.domain &gt; dblab-cp17.37460: 9066 NXDomain 0/1/1 (132)</text:p>
      <text:p text:style-name="P6">16:03:44.124026 IP (tos 0x0, ttl 64, id 41650, offset 0, flags [none], proto UDP (17), length 72)</text:p>
      <text:p text:style-name="P6"><text:s text:c="4"/>dblab-cp17.37460 &gt; 172.16.19.202.domain: 9066+ PTR? 116.58.16.172.in-addr.arpa. (44)</text:p>
      <text:p text:style-name="P6">16:03:44.124251 IP (tos 0x0, ttl 127, id 54779, offset 0, flags [none], proto UDP (17), length 149)</text:p>
      <text:p text:style-name="P6"><text:s text:c="4"/>172.16.19.202.domain &gt; dblab-cp17.37460: 9066 NXDomain 0/1/0 (121)</text:p>
      <text:p text:style-name="P6"/>
      <text:p text:style-name="P6">telnet 128.238.66.200</text:p>
      <text:p text:style-name="P6">Trying 128.238.66.200...</text:p>
      <text:p text:style-name="P6">^C</text:p>
      <text:p text:style-name="P6"/>
      <text:p text:style-name="P7">DNS Resolution Attempts:</text:p>
      <text:p text:style-name="P8">The initial attempts involve DNS resolution. The system seems to be trying to resolve hostnames related to its own hostname, like <text:span text:style-name="Source_20_Text">dblab-cp08.mahe.manipal.net</text:span>, <text:span text:style-name="Source_20_Text">vm-host-</text:span><text:soft-page-break/><text:span text:style-name="Source_20_Text">1.isis.poly.edu.telnet</text:span>, etc. These DNS queries are sent to the DNS server at IP address <text:span text:style-name="Source_20_Text"><text:span text:style-name="T4">172.16.58.116</text:span></text:span>.</text:p>
      <text:list xml:id="list2730260005" text:style-name="L1">
        <text:list-item>
          <text:list>
            <text:list-item>
              <text:list>
                <text:list-item>
                  <text:p text:style-name="P12">The first DNS query: <text:span text:style-name="Source_20_Text">dblab-cp08.56722 &gt; </text:span><text:span text:style-name="Source_20_Text"><text:span text:style-name="T4">172.16.58.116</text:span></text:span><text:span text:style-name="Source_20_Text">.domain</text:span></text:p>
                </text:list-item>
              </text:list>
            </text:list-item>
          </text:list>
        </text:list-item>
      </text:list>
      <text:list xml:id="list789031218" text:style-name="L2">
        <text:list-item>
          <text:list>
            <text:list-item>
              <text:list>
                <text:list-item>
                  <text:p text:style-name="P13">The DNS response for the query: <text:span text:style-name="Source_20_Text">172.16.19.</text:span><text:span text:style-name="Source_20_Text"><text:span text:style-name="T5">116</text:span></text:span><text:span text:style-name="Source_20_Text">.domain &gt; dblab-cp08.56722</text:span></text:p>
                </text:list-item>
                <text:list-item>
                  <text:p text:style-name="P13">The second DNS query: <text:span text:style-name="Source_20_Text">dblab-cp08.56722 &gt; 172.16.19.</text:span><text:span text:style-name="Source_20_Text"><text:span text:style-name="T5">116</text:span></text:span><text:span text:style-name="Source_20_Text">.domain</text:span></text:p>
                </text:list-item>
                <text:list-item>
                  <text:p text:style-name="P13">The DNS response for the second query: <text:span text:style-name="Source_20_Text">172.16.19.</text:span><text:span text:style-name="Source_20_Text"><text:span text:style-name="T5">116</text:span></text:span><text:span text:style-name="Source_20_Text">.domain &gt; dblab-cp08.56722</text:span></text:p>
                </text:list-item>
              </text:list>
            </text:list-item>
          </text:list>
        </text:list-item>
      </text:list>
      <text:p text:style-name="Text_20_body">Similar DNS queries and responses are repeated for other hostnames as well.</text:p>
      <text:list xml:id="list520261766" text:style-name="L3">
        <text:list-item>
          <text:p text:style-name="P14">Telnet Connection Attempt:</text:p>
          <text:p text:style-name="P14">After the DNS resolution attempts, the system attempts to establish a telnet connection to the IP address <text:span text:style-name="Source_20_Text">128.238.66.200</text:span>. This connection attempt is shown as:</text:p>
          <text:list>
            <text:list-item>
              <text:p text:style-name="P14">Telnet SYN packet: <text:span text:style-name="Source_20_Text">dblab-cp08.55966 &gt; vm-host-1.isis.poly.edu.telnet</text:span></text:p>
            </text:list-item>
          </text:list>
          <text:p text:style-name="P14">However, there's no response from <text:span text:style-name="Source_20_Text">128.238.66.200</text:span>, which is expected since you mentioned that this IP address is not part of the lab network's configuration.</text:p>
        </text:list-item>
        <text:list-item>
          <text:p text:style-name="P14">ARP Activity:</text:p>
          <text:p text:style-name="P14">While not directly visible in the provided output, it's likely that the system would have attempted to perform an ARP (Address Resolution Protocol) request to resolve the MAC address of the gateway or router. The system needs this information to send packets outside the local network.</text:p>
        </text:list-item>
      </text:list>
      <text:p text:style-name="Text_20_body">In terms of ARP timeout and retransmission, the typical behavior is as follows:</text:p>
      <text:list xml:id="list1606300656" text:style-name="L4">
        <text:list-item>
          <text:p text:style-name="P15">The system sends an ARP request to find the MAC address associated with the IP address of the gateway.</text:p>
        </text:list-item>
        <text:list-item>
          <text:p text:style-name="P15">If the system doesn't receive a response (ARP reply) within a certain timeout period, it might retransmit the ARP request.</text:p>
        </text:list-item>
        <text:list-item>
          <text:p text:style-name="P15">The number of retransmissions and the timeout period can vary based on the operating system and network configuration.</text:p>
        </text:list-item>
      </text:list>
      <text:p text:style-name="Text_20_body">From the provided output, it's not clear if ARP requests were made and whether there were any timeouts or retransmissions because the snippet focuses more on DNS and initial telnet connection attempts. If you have additional output that includes ARP requests and responses, I could provide more insight into the ARP timeout and retransmission behavior.</text:p>
      <text:p text:style-name="P2">3) a. tcpdump udp port 520</text:p>
      <text:p text:style-name="P2">b. tcpdump -x -s 120 ip proto 89</text:p>
      <text:p text:style-name="P2">c. tcpdump -x -s 70 host ip addr1 and (ip addr2 or ip addr3)</text:p>
      <text:p text:style-name="P2"><text:soft-page-break/>d. tcpdump -x -s 70 host ip addr1 and not ip addr2</text:p>
      <text:p text:style-name="Text_20_body"> </text:p>
      <text:p text:style-name="Text_20_body"><text:span text:style-name="Source_20_Text">tcpdump udp port 520</text:span>: This expression captures UDP packets that are sent to or received from port 520. Port 520 is associated with the RIP (Routing Information Protocol) protocol, which is used by routers to exchange routing information in an IP network.</text:p>
      <text:p text:style-name="Text_20_body">b. <text:span text:style-name="Source_20_Text">tcpdump -x -s 120 ip proto 89</text:span>: This expression captures IP packets with protocol number 89. Protocol number 89 corresponds to OSPF (Open Shortest Path First), which is a routing protocol used in IP networks. The <text:span text:style-name="Source_20_Text">-x</text:span> flag specifies that the packet contents should be displayed in hexadecimal and ASCII format, and the <text:span text:style-name="Source_20_Text">-s 120</text:span> flag sets the snapshot length to 120 bytes.</text:p>
      <text:p text:style-name="Text_20_body">c. <text:span text:style-name="Source_20_Text">tcpdump -x -s 70 host ip addr1 and (ip addr2 or ip addr3)</text:span>: This expression captures packets involving the host with the IP address <text:span text:style-name="Source_20_Text">ip addr1</text:span> and either <text:span text:style-name="Source_20_Text">ip addr2</text:span> or <text:span text:style-name="Source_20_Text">ip addr3</text:span>. The <text:span text:style-name="Source_20_Text">-x</text:span> flag displays packet contents in hexadecimal and ASCII format, and the <text:span text:style-name="Source_20_Text">-s 70</text:span> flag sets the snapshot length to 70 bytes. This expression can be used to capture communication between specific hosts.</text:p>
      <text:p text:style-name="Text_20_body">d. <text:span text:style-name="Source_20_Text">tcpdump -x -s 70 host ip addr1 and not ip addr2</text:span>: This expression captures packets involving the host with the IP address <text:span text:style-name="Source_20_Text">ip addr1</text:span> but excludes packets involving the host with the IP address <text:span text:style-name="Source_20_Text">ip addr2</text:span>. The <text:span text:style-name="Source_20_Text">-x</text:span> flag displays packet contents in hexadecimal and ASCII format, and the <text:span text:style-name="Source_20_Text">-s 70</text:span> flag sets the snapshot length to 70 bytes. This expression can be used to capture traffic between specific hosts while excluding traffic involving another specific host.</text:p>
      <text:p text:style-name="P6"/>
      <text:p text:style-name="P17">4)</text:p>
      <text:p text:style-name="P2">1) Write a tcpdump command to dump network traffic from an Ethernet connection to the</text:p>
      <text:p text:style-name="P2">screen in human readable output format. Perform the following operation and write down</text:p>
      <text:p text:style-name="P2">the observations.</text:p>
      <text:p text:style-name="P2">a) Capture all the traffic of maximum snap length of 65,535 bytes and provide the</text:p>
      <text:p text:style-name="P2">hexadecimal and ASCII decodes of all the traffic in each packet.</text:p>
      <text:p text:style-name="P2">b) Find the IP addresses, IP packet length, TCP port numbers, TCP flags, etc. by using</text:p>
      <text:p text:style-name="P2">the reference chart to locate those fields on the hexadecimal dump.</text:p>
      <text:p text:style-name="Text_20_body"> </text:p>
      <text:p text:style-name="Text_20_body">a) sudo tcpdump -XXv -s 65535</text:p>
      <text:p text:style-name="P6">tcpdump: listening on enp3s0, link-type EN10MB (Ethernet), snapshot length 65535 bytes</text:p>
      <text:p text:style-name="P6">16:28:35.845601 IP (tos 0x0, ttl 122, id 8111, offset 0, flags [none], proto TCP (6), length 1452)</text:p>
      <text:p text:style-name="P6"><text:s text:c="4"/>cache.google.com.https &gt; dblab-cp17.41882: Flags [.], cksum 0xd737 (correct), seq 1782758238:1782759638, ack 4124575745, win 1049, options [nop,nop,TS val 2013267825 ecr 2353985479], length 1400</text:p>
      <text:p text:style-name="P6"><text:tab/>0x0000: <text:s/>8cdc d451 0f70 cc7f 7613 397f 0800 4500 <text:s/>...Q.p..v.9...E.</text:p>
      <text:p text:style-name="P6"><text:tab/>0x0010: <text:s/>05ac 1faf 0000 7a06 444a b495 3c39 ac10 <text:s/>......z.DJ..&lt;9..</text:p>
      <text:p text:style-name="P6"><text:tab/>0x0020: <text:s/>3a74 01bb a39a 6a42 bb5e f5d8 0801 8010 <text:s/>:t....jB.^......</text:p>
      <text:p text:style-name="P6"><text:tab/>0x0030: <text:s/>0419 d737 0000 0101 080a 7800 0771 8c4e <text:s/>...7......x..q.N</text:p>
      <text:p text:style-name="P6"><text:soft-page-break/><text:tab/>0x0040: <text:s/>f7c7 1703 0300 16b6 ab10 988a 3182 27d5 <text:s/>............1.'.</text:p>
      <text:p text:style-name="P6"><text:tab/>0x0050: <text:s/>4a20 afa6 07d0 244c 4b11 457f 7f17 0303 <text:s/>J.....$LK.E.....</text:p>
      <text:p text:style-name="P6"><text:tab/>0x0060: <text:s/>0015 6ee0 7d29 ebb9 4197 4926 9abc cc02 <text:s/>..n.})..A.I&amp;....</text:p>
      <text:p text:style-name="P6"><text:tab/>0x0070: <text:s/>807e 57f9 f8f9 5417 0303 07ef e30a 78ff <text:s/>.~W...T.......x.</text:p>
      <text:p text:style-name="P6"><text:tab/>0x0080: <text:s/>577c c042 f462 e745 3766 8aea c026 1deb <text:s/>W|.B.b.E7f...&amp;..</text:p>
      <text:p text:style-name="P6"><text:tab/>0x0090: <text:s/>9935 1e2f fa2a 0ab4 c3c1 1556 155d c5c7 <text:s/>.5./.*.....V.]..</text:p>
      <text:p text:style-name="P6"><text:tab/>0x00a0: <text:s/>8c5e 3869 2998 8d6d 8b1d 55b1 3b44 ffc5 <text:s/>.^8i)..m..U.;D..</text:p>
      <text:p text:style-name="P6"><text:tab/>0x00b0: <text:s/>9c4b d0a7 d819 b01d 4b82 95c5 c32c 1f1f <text:s/>.K......K....,..</text:p>
      <text:p text:style-name="P6"><text:tab/>0x00c0: <text:s/>16ef af1d 0681 cec3 e8bd 03de 6855 3aed <text:s/>............hU:.</text:p>
      <text:p text:style-name="P6"><text:tab/>0x00d0: <text:s/>de99 e5bc e973 6b23 b847 f9cb e25a 0efe <text:s/>.....sk#.G...Z..</text:p>
      <text:p text:style-name="P6"><text:tab/>0x00e0: <text:s/>6d17 6b2f f51d 2faa 25b2 47ff 5453 9f09 <text:s/>m.k/../.%.G.TS..</text:p>
      <text:p text:style-name="P6"><text:tab/>0x00f0: <text:s/>fbc1 387c 25ec 9b44 5288 e400 a720 15ec <text:s/>..8|%..DR.......</text:p>
      <text:p text:style-name="P6"><text:tab/>0x0100: <text:s/>e616 7ffb 1847 ce6b e415 86b6 8ab5 53bf <text:s/>.....G.k......S.</text:p>
      <text:p text:style-name="P6"><text:tab/>0x0110: <text:s/>2af8 9b17 9944 90a9 d713 461b f3d5 6883 <text:s/>*....D....F...h.</text:p>
      <text:p text:style-name="P6"><text:tab/>0x0120: <text:s/>34df c129 e9af 7073 2615 e88f 5e90 73ed <text:s/>4..)..ps&amp;...^.s.</text:p>
      <text:p text:style-name="P6"><text:tab/>0x0130: <text:s/>73ca b6b1 025b e314 7273 44e1 16b4 c75d <text:s/>s....[..rsD....]</text:p>
      <text:p text:style-name="P6"><text:tab/>0x0140: <text:s/>5e09 70a5 8549 913b d3cf dd2d 1401 f0a8 <text:s/>^.p..I.;...-....</text:p>
      <text:p text:style-name="P6"><text:tab/>0x0150: <text:s/>4451 12ed de17 3e4a 6640 6490 d223 cd9a <text:s/>DQ....&gt;Jf@d..#..</text:p>
      <text:p text:style-name="P6"><text:tab/>0x0160: <text:s/>6aa6 8ec8 9d55 65d1 8517 689e bed9 f974 <text:s/>j....Ue...h....t</text:p>
      <text:p text:style-name="P6"><text:tab/>0x0170: <text:s/>dbba f17e f511 f6cf 5c87 3b73 1741 9611 <text:s/>...~....\.;s.A..</text:p>
      <text:p text:style-name="P6"><text:tab/>0x0180: <text:s/>0111 a6cb 19a3 87c9 e162 5b5b ce2e 90d3 <text:s/>.........b[[....</text:p>
      <text:p text:style-name="P6"><text:tab/>0x0190: <text:s/>16ed a396 8010 fc4f fa1d cd6f fb3d d526 <text:s/>.......O...o.=.&amp;</text:p>
      <text:p text:style-name="P6"><text:tab/>0x01a0: <text:s/>6dca ebdc f860 9735 dc93 9d09 4778 bd3d <text:s/>m....`.5....Gx.=</text:p>
      <text:p text:style-name="P6"><text:tab/>0x01b0: <text:s/>ab37 ac5b 6acd e892 ab30 2bfc 2863 9eec <text:s/>.7.[j....0+.(c..</text:p>
      <text:p text:style-name="P6"><text:tab/>0x01c0: <text:s/>3302 3e73 146b 30c7 bb55 ce60 07a1 013c <text:s/>3.&gt;s.k0..U.`...&lt;</text:p>
      <text:p text:style-name="P16"><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5:46:02.827409645</meta:creation-date>
    <dc:date>2023-08-24T16:29:13.403817215</dc:date>
    <meta:editing-duration>PT11M38S</meta:editing-duration>
    <meta:editing-cycles>2</meta:editing-cycles>
    <meta:generator>LibreOffice/7.3.7.2$Linux_X86_64 LibreOffice_project/30$Build-2</meta:generator>
    <meta:document-statistic meta:table-count="0" meta:image-count="0" meta:object-count="0" meta:page-count="4" meta:paragraph-count="104" meta:word-count="1395" meta:character-count="9015" meta:non-whitespace-character-count="7614"/>
  </office:meta>
</office:document-meta>
</file>